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Nom_court</text:p>
          </table:table-cell>
          <table:table-cell office:value-type="string">
            <text:p>Logo</text:p>
          </table:table-cell>
          <table:table-cell office:value-type="string">
            <text:p>Championnat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Paris SG</text:p>
          </table:table-cell>
          <table:table-cell office:value-type="string">
            <text:p>PSG</text:p>
          </table:table-cell>
          <table:table-cell office:value-type="string">
            <text:p>http://upload.wikimedia.org/wikipedia/fr/thumb/2/21/PGS_2013_logo.png/130px-PGS_2013_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Monaco FC</text:p>
          </table:table-cell>
          <table:table-cell office:value-type="string">
            <text:p>ASM</text:p>
          </table:table-cell>
          <table:table-cell office:value-type="string">
            <text:p>http://upload.wikimedia.org/wikipedia/fr/thumb/9/9c/Logo_AS_Monaco_2013.png/130px-Logo_AS_Monaco_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ille OSC</text:p>
          </table:table-cell>
          <table:table-cell office:value-type="string">
            <text:p>LOSC</text:p>
          </table:table-cell>
          <table:table-cell office:value-type="string">
            <text:p>http://upload.wikimedia.org/wikipedia/fr/thumb/7/70/Logo_LOSC_Lille.svg/langfr-130px-Logo_LOSC_L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Saint-Etienne</text:p>
          </table:table-cell>
          <table:table-cell office:value-type="string">
            <text:p>ASSE</text:p>
          </table:table-cell>
          <table:table-cell office:value-type="string">
            <text:p>http://upload.wikimedia.org/wikipedia/fr/thumb/2/2c/Logo_AS_Saint-%C3%89tienne.svg/langfr-130px-Logo_AS_Saint-%C3%89tienn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lympique Lyonnais</text:p>
          </table:table-cell>
          <table:table-cell office:value-type="string">
            <text:p>OL</text:p>
          </table:table-cell>
          <table:table-cell office:value-type="string">
            <text:p>http://upload.wikimedia.org/wikipedia/fr/thumb/e/e2/Olympique_lyonnais_%28logo%29.svg/langfr-130px-Olympique_lyonnais_%28logo%2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lympique de Marseille</text:p>
          </table:table-cell>
          <table:table-cell office:value-type="string">
            <text:p>OM</text:p>
          </table:table-cell>
          <table:table-cell office:value-type="string">
            <text:p>http://upload.wikimedia.org/wikipedia/fr/thumb/4/43/Logo_Olympique_de_Marseille.svg/langfr-130px-Logo_Olympique_de_Marseille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irondins de Bordeaux</text:p>
          </table:table-cell>
          <table:table-cell office:value-type="string">
            <text:p>GDB</text:p>
          </table:table-cell>
          <table:table-cell office:value-type="string">
            <text:p>http://upload.wikimedia.org/wikipedia/fr/thumb/7/76/Logo_des_Girondins_de_Bordeaux.svg/langfr-130px-Logo_des_Girondins_de_Bordeaux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Lorient</text:p>
          </table:table-cell>
          <table:table-cell office:value-type="string">
            <text:p>FCL</text:p>
          </table:table-cell>
          <table:table-cell office:value-type="string">
            <text:p>http://upload.wikimedia.org/wikipedia/fr/thumb/1/1d/Logo_FC_Lorient_Bretagne-Sud.svg/langfr-130px-Logo_FC_Lorient_Bretagne-Sud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louse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8/8b/Logo_Toulouse_FC.svg/langfr-130px-Logo_Toulouse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C Bastia</text:p>
          </table:table-cell>
          <table:table-cell office:value-type="string">
            <text:p>SCB</text:p>
          </table:table-cell>
          <table:table-cell office:value-type="string">
            <text:p>http://upload.wikimedia.org/wikipedia/fr/thumb/a/ad/SCB-Logo.png/130px-SCB-Logo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de Reim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0/0e/Stade_Reims_1999.svg/langfr-130px-Stade_Reims_1999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Rennais</text:p>
          </table:table-cell>
          <table:table-cell office:value-type="string">
            <text:p>SR</text:p>
          </table:table-cell>
          <table:table-cell office:value-type="string">
            <text:p>http://upload.wikimedia.org/wikipedia/fr/thumb/e/e9/Logo_Stade_Rennais_FC.svg/langfr-130px-Logo_Stade_Rennais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Nantes</text:p>
          </table:table-cell>
          <table:table-cell office:value-type="string">
            <text:p>FCN</text:p>
          </table:table-cell>
          <table:table-cell office:value-type="string">
            <text:p>http://upload.wikimedia.org/wikipedia/fr/thumb/c/ce/Fcna_logo_2008.png/130px-Fcna_logo_2008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vian TG FC</text:p>
          </table:table-cell>
          <table:table-cell office:value-type="string">
            <text:p>ETG</text:p>
          </table:table-cell>
          <table:table-cell office:value-type="string">
            <text:p>http://upload.wikimedia.org/wikipedia/fr/thumb/3/3d/Logo_Evian_Thonon_Gaillard_FC.svg/langfr-130px-Logo_Evian_Thonon_Gaillard_FC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Montpellier HSC</text:p>
          </table:table-cell>
          <table:table-cell office:value-type="string">
            <text:p>MHSC</text:p>
          </table:table-cell>
          <table:table-cell office:value-type="string">
            <text:p>http://upload.wikimedia.org/wikipedia/fr/f/f5/Logo_MHSC_sp%C3%A9cial_40_ans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A Guingamp</text:p>
          </table:table-cell>
          <table:table-cell office:value-type="string">
            <text:p>EAG</text:p>
          </table:table-cell>
          <table:table-cell office:value-type="string">
            <text:p>http://upload.wikimedia.org/wikipedia/fr/thumb/e/ea/En_avant_guingamp.png/130px-En_avant_guingamp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OGC Nice</text:p>
          </table:table-cell>
          <table:table-cell office:value-type="string">
            <text:p>OGCN</text:p>
          </table:table-cell>
          <table:table-cell office:value-type="string">
            <text:p>http://upload.wikimedia.org/wikipedia/fr/thumb/f/f0/Ogcnice.jpg/130px-Ogcnice.jp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Metz</text:p>
          </table:table-cell>
          <table:table-cell office:value-type="string">
            <text:p>FCM</text:p>
          </table:table-cell>
          <table:table-cell office:value-type="string">
            <text:p>http://upload.wikimedia.org/wikipedia/fr/thumb/2/20/FC-Metz.svg/langfr-130px-FC-Metz.svg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RC Lens</text:p>
          </table:table-cell>
          <table:table-cell office:value-type="string">
            <text:p>RCL</text:p>
          </table:table-cell>
          <table:table-cell office:value-type="string">
            <text:p>http://upload.wikimedia.org/wikipedia/fr/thumb/8/82/Racing_Club_de_Lens_logo_2014.png/130px-Racing_Club_de_Lens_logo_2014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M Caen</text:p>
          </table:table-cell>
          <table:table-cell office:value-type="string">
            <text:p>SMC</text:p>
          </table:table-cell>
          <table:table-cell office:value-type="string">
            <text:p>http://upload.wikimedia.org/wikipedia/fr/thumb/7/79/LogoSmc2013.png/130px-LogoSmc2013.png</text:p>
          </table:table-cell>
          <table:table-cell office:value-type="string">
            <text:p>Ligue 1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FC Sochaux Montbeliard</text:p>
          </table:table-cell>
          <table:table-cell office:value-type="string">
            <text:p>FCSM</text:p>
          </table:table-cell>
          <table:table-cell office:value-type="string">
            <text:p>http://upload.wikimedia.org/wikipedia/fr/thumb/b/b5/Logo_FC_Sochaux-Montb%C3%A9liard.svg/langfr-130px-Logo_FC_Sochaux-Montb%C3%A9liard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Valenciennes FC</text:p>
          </table:table-cell>
          <table:table-cell office:value-type="string">
            <text:p>VAFC</text:p>
          </table:table-cell>
          <table:table-cell office:value-type="string">
            <text:p>http://upload.wikimedia.org/wikipedia/fr/thumb/a/ac/Logo_Valenciennes_FC.svg/langfr-130px-Logo_Valenciennes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C Ajaccio</text:p>
          </table:table-cell>
          <table:table-cell office:value-type="string">
            <text:p>ACA</text:p>
          </table:table-cell>
          <table:table-cell office:value-type="string">
            <text:p>http://upload.wikimedia.org/wikipedia/fr/thumb/9/94/RDNrcMRQ.jpeg/130px-RDNrcMRQ.jpe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S Nancy-Lorraine</text:p>
          </table:table-cell>
          <table:table-cell office:value-type="string">
            <text:p>ASNL</text:p>
          </table:table-cell>
          <table:table-cell office:value-type="string">
            <text:p>http://upload.wikimedia.org/wikipedia/fr/thumb/6/6b/Logo_AS_Nancy-Lorraine_2013.png/130px-Logo_AS_Nancy-Lorraine_2013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hamois Niortais FC</text:p>
          </table:table-cell>
          <table:table-cell office:value-type="string">
            <text:p>CNFC</text:p>
          </table:table-cell>
          <table:table-cell office:value-type="string">
            <text:p>http://upload.wikimedia.org/wikipedia/fr/thumb/b/bc/Chamois_niortais_logotype.png/130px-Chamois_niortais_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Dijon FCO</text:p>
          </table:table-cell>
          <table:table-cell office:value-type="string">
            <text:p>DFCO</text:p>
          </table:table-cell>
          <table:table-cell office:value-type="string">
            <text:p>http://upload.wikimedia.org/wikipedia/fr/thumb/c/c9/LogoDFCO.svg/langfr-130px-LogoDF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Brestois 29</text:p>
          </table:table-cell>
          <table:table-cell office:value-type="string">
            <text:p>SB29</text:p>
          </table:table-cell>
          <table:table-cell office:value-type="string">
            <text:p>http://upload.wikimedia.org/wikipedia/fr/thumb/1/14/Logo_Stade_Brestois.svg/langfr-130px-Logo_Stade_Brestois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Tours FC</text:p>
          </table:table-cell>
          <table:table-cell office:value-type="string">
            <text:p>TFC</text:p>
          </table:table-cell>
          <table:table-cell office:value-type="string">
            <text:p>http://upload.wikimedia.org/wikipedia/fr/thumb/f/f6/ToursFc_logo.png/130px-ToursFc_logo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ngers SCO</text:p>
          </table:table-cell>
          <table:table-cell office:value-type="string">
            <text:p>SCO</text:p>
          </table:table-cell>
          <table:table-cell office:value-type="string">
            <text:p>http://upload.wikimedia.org/wikipedia/commons/thumb/5/5f/Logo_AngersSCO.svg/langfr-130px-Logo_AngersSC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ES Troyes AC</text:p>
          </table:table-cell>
          <table:table-cell office:value-type="string">
            <text:p>ESTAC</text:p>
          </table:table-cell>
          <table:table-cell office:value-type="string">
            <text:p>http://upload.wikimedia.org/wikipedia/fr/thumb/b/bf/ES_Troyes_AC.svg/langfr-130px-ES_Troyes_A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US Creteil-Lusitanos</text:p>
          </table:table-cell>
          <table:table-cell office:value-type="string">
            <text:p>USCL</text:p>
          </table:table-cell>
          <table:table-cell office:value-type="string">
            <text:p>http://upload.wikimedia.org/wikipedia/fr/thumb/e/e4/Arton4354-200x118.jpg/130px-Arton4354-200x118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e Havre AC</text:p>
          </table:table-cell>
          <table:table-cell office:value-type="string">
            <text:p>LHAC</text:p>
          </table:table-cell>
          <table:table-cell office:value-type="string">
            <text:p>http://upload.wikimedia.org/wikipedia/fr/thumb/2/2b/Logo_HAC_2012.png/130px-Logo_HAC_2012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C Arles-Avignon</text:p>
          </table:table-cell>
          <table:table-cell office:value-type="string">
            <text:p>ACAA</text:p>
          </table:table-cell>
          <table:table-cell office:value-type="string">
            <text:p>http://upload.wikimedia.org/wikipedia/fr/thumb/a/a2/AC_Arles-Avignon_pro.svg/langfr-130px-AC_Arles-Avignon_pro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lermont Foot 63</text:p>
          </table:table-cell>
          <table:table-cell office:value-type="string">
            <text:p>CF63</text:p>
          </table:table-cell>
          <table:table-cell office:value-type="string">
            <text:p>http://upload.wikimedia.org/wikipedia/fr/thumb/f/fc/LOGO-CF63-officiel.jpg/130px-LOGO-CF63-officiel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Nimes Olympique</text:p>
          </table:table-cell>
          <table:table-cell office:value-type="string">
            <text:p>NO</text:p>
          </table:table-cell>
          <table:table-cell office:value-type="string">
            <text:p>http://upload.wikimedia.org/wikipedia/fr/thumb/6/67/Logo_n%C3%AEmes_olympique.png/130px-Logo_n%C3%AEmes_olympiqu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J Auxerre</text:p>
          </table:table-cell>
          <table:table-cell office:value-type="string">
            <text:p>AJA</text:p>
          </table:table-cell>
          <table:table-cell office:value-type="string">
            <text:p>http://upload.wikimedia.org/wikipedia/fr/thumb/f/fe/Logo_AJ_Auxerre.svg/langfr-130px-Logo_AJ_Auxerre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Stade Lavallois MFC</text:p>
          </table:table-cell>
          <table:table-cell office:value-type="string">
            <text:p>SLMFC</text:p>
          </table:table-cell>
          <table:table-cell office:value-type="string">
            <text:p>http://upload.wikimedia.org/wikipedia/fr/thumb/a/a9/Logo_Stade_Lavallois_Mayenne_FC.svg/langfr-130px-Logo_Stade_Lavallois_Mayenne_FC.svg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B Chateauroux</text:p>
          </table:table-cell>
          <table:table-cell office:value-type="string">
            <text:p>LBC</text:p>
          </table:table-cell>
          <table:table-cell office:value-type="string">
            <text:p>http://upload.wikimedia.org/wikipedia/fr/thumb/b/b9/LogoLBC.png/130px-LogoLBC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US Orleans LF</text:p>
          </table:table-cell>
          <table:table-cell office:value-type="string">
            <text:p>USOLF</text:p>
          </table:table-cell>
          <table:table-cell office:value-type="string">
            <text:p>http://upload.wikimedia.org/wikipedia/fr/thumb/2/2b/Union_sportive_Orl%C3%A9ans_Loiret_football_2.jpg/130px-Union_sportive_Orl%C3%A9ans_Loiret_football_2.jp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FC Ajaccio</text:p>
          </table:table-cell>
          <table:table-cell office:value-type="string">
            <text:p>GCFA</text:p>
          </table:table-cell>
          <table:table-cell office:value-type="string">
            <text:p>http://upload.wikimedia.org/wikipedia/fr/thumb/8/8f/GFCAjaccioLogotype.png/130px-GFCAjaccioLogotype.png</text:p>
          </table:table-cell>
          <table:table-cell office:value-type="string">
            <text:p>Ligue 2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rsenal FC</text:p>
          </table:table-cell>
          <table:table-cell/>
          <table:table-cell office:value-type="string">
            <text:p>http://upload.wikimedia.org/wikipedia/fr/thumb/5/53/Arsenal_FC.svg/langfr-130px-Arsenal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Aston Villa FC</text:p>
          </table:table-cell>
          <table:table-cell/>
          <table:table-cell office:value-type="string">
            <text:p>http://upload.wikimedia.org/wikipedia/fr/thumb/e/e5/Logo_Aston_Villa.svg/langfr-130px-Logo_Aston_Vill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urnley FC</text:p>
          </table:table-cell>
          <table:table-cell/>
          <table:table-cell office:value-type="string">
            <text:p>http://upload.wikimedia.org/wikipedia/fr/thumb/b/b0/Logo_de_Burnley_Football_Club.png/130px-Logo_de_Burnley_Football_Club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helsea FC</text:p>
          </table:table-cell>
          <table:table-cell/>
          <table:table-cell office:value-type="string">
            <text:p>http://upload.wikimedia.org/wikipedia/fr/thumb/5/51/Logo_Chelsea.svg/langfr-130px-Logo_Chelsea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rystal Palace FC</text:p>
          </table:table-cell>
          <table:table-cell/>
          <table:table-cell office:value-type="string">
            <text:p>http://upload.wikimedia.org/wikipedia/fr/thumb/0/0c/Crystal_Palace_FC_logo.svg/langfr-130px-Crystal_Palace_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Everton FC</text:p>
          </table:table-cell>
          <table:table-cell/>
          <table:table-cell office:value-type="string">
            <text:p>http://upload.wikimedia.org/wikipedia/fr/thumb/0/07/Everton_F.C._%282014%E2%80%93%29.png/130px-Everton_F.C._%282014%E2%80%93%29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Hull City AFC</text:p>
          </table:table-cell>
          <table:table-cell/>
          <table:table-cell office:value-type="string">
            <text:p>http://upload.wikimedia.org/wikipedia/fr/thumb/1/1e/Hull_City_Crest_2014.png/130px-Hull_City_Crest_2014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Leicester City FC</text:p>
          </table:table-cell>
          <table:table-cell/>
          <table:table-cell office:value-type="string">
            <text:p>http://upload.wikimedia.org/wikipedia/fr/thumb/b/b6/Leicester_City.svg/langfr-130px-Leic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Liverpool FC</text:p>
          </table:table-cell>
          <table:table-cell/>
          <table:table-cell office:value-type="string">
            <text:p>http://upload.wikimedia.org/wikipedia/fr/thumb/5/54/Logo_FC_Liverpool.svg/langfr-130px-Logo_FC_Liverpool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anchester City FC</text:p>
          </table:table-cell>
          <table:table-cell/>
          <table:table-cell office:value-type="string">
            <text:p>http://upload.wikimedia.org/wikipedia/fr/thumb/9/9d/Logo_Manchester_City.svg/langfr-130px-Logo_Manchester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anchester United FC</text:p>
          </table:table-cell>
          <table:table-cell/>
          <table:table-cell office:value-type="string">
            <text:p>http://upload.wikimedia.org/wikipedia/fr/thumb/b/b9/Logo_Manchester_United.svg/langfr-130px-Logo_Manchester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Newcastle United FC</text:p>
          </table:table-cell>
          <table:table-cell/>
          <table:table-cell office:value-type="string">
            <text:p>http://upload.wikimedia.org/wikipedia/fr/thumb/6/63/Logo_Newcastle_United.svg/langfr-130px-Logo_Newcastle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Queens Park Rangers FC</text:p>
          </table:table-cell>
          <table:table-cell/>
          <table:table-cell office:value-type="string">
            <text:p>http://upload.wikimedia.org/wikipedia/fr/thumb/4/4e/Queens_park_rangers.png/130px-Queens_park_rangers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outhampton FC</text:p>
          </table:table-cell>
          <table:table-cell/>
          <table:table-cell office:value-type="string">
            <text:p>http://upload.wikimedia.org/wikipedia/fr/thumb/5/54/Southampton_FC.svg/langfr-130px-Southampton_FC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toke City FC</text:p>
          </table:table-cell>
          <table:table-cell/>
          <table:table-cell office:value-type="string">
            <text:p>http://upload.wikimedia.org/wikipedia/fr/thumb/9/9e/Logo_Stoke_City.svg/langfr-130px-Logo_Stoke_City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underland AFC</text:p>
          </table:table-cell>
          <table:table-cell/>
          <table:table-cell office:value-type="string">
            <text:p>http://upload.wikimedia.org/wikipedia/fr/thumb/7/77/Logo_Sunderland.svg/langfr-130px-Logo_Sunderlan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wansea City AFC</text:p>
          </table:table-cell>
          <table:table-cell/>
          <table:table-cell office:value-type="string">
            <text:p>http://upload.wikimedia.org/wikipedia/fr/thumb/f/f9/Swansea_City_AFC_logo.svg/langfr-130px-Swansea_City_AFC_logo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Tottenham Hotspur FC</text:p>
          </table:table-cell>
          <table:table-cell/>
          <table:table-cell office:value-type="string">
            <text:p>http://upload.wikimedia.org/wikipedia/fr/thumb/5/5c/Logo_Tottenham_Hotspur.svg/langfr-130px-Logo_Tottenham_Hotspur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est Bromwith Albion FC</text:p>
          </table:table-cell>
          <table:table-cell/>
          <table:table-cell office:value-type="string">
            <text:p>http://upload.wikimedia.org/wikipedia/fr/thumb/e/e5/Logo_West_Bromwich_Albion.svg/langfr-130px-Logo_West_Bromwich_Albion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est Ham United FC</text:p>
          </table:table-cell>
          <table:table-cell/>
          <table:table-cell office:value-type="string">
            <text:p>http://upload.wikimedia.org/wikipedia/fr/thumb/2/2a/Logo_West_Ham_United.svg/langfr-130px-Logo_West_Ham_United.svg.png</text:p>
          </table:table-cell>
          <table:table-cell office:value-type="string">
            <text:p>Premier League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Norwich City FC</text:p>
          </table:table-cell>
          <table:table-cell/>
          <table:table-cell office:value-type="string">
            <text:p>http://upload.wikimedia.org/wikipedia/fr/thumb/8/8c/Norwich_City.svg/langfr-130px-Norwich_Cit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Fulham FC</text:p>
          </table:table-cell>
          <table:table-cell/>
          <table:table-cell office:value-type="string">
            <text:p>http://upload.wikimedia.org/wikipedia/fr/thumb/c/ce/Logo_Fulham.svg/langfr-130px-Logo_Fulham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ardiff City FC</text:p>
          </table:table-cell>
          <table:table-cell/>
          <table:table-cell office:value-type="string">
            <text:p>http://upload.wikimedia.org/wikipedia/fr/thumb/8/8d/297px-Cardiff_City_Crest.svg.png/130px-297px-Cardiff_City_Crest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Derby County FC</text:p>
          </table:table-cell>
          <table:table-cell/>
          <table:table-cell office:value-type="string">
            <text:p>http://upload.wikimedia.org/wikipedia/fr/thumb/f/f9/Derby_county_fc%28nouveau%29.svg/langfr-130px-Derby_county_fc%28nouveau%29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igan Athletic FC</text:p>
          </table:table-cell>
          <table:table-cell/>
          <table:table-cell office:value-type="string">
            <text:p>http://upload.wikimedia.org/wikipedia/fr/thumb/c/cc/Logo_Wigan_Athletic.svg/langfr-130px-Logo_Wiga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righton &amp; Hove Albion FC</text:p>
          </table:table-cell>
          <table:table-cell/>
          <table:table-cell office:value-type="string">
            <text:p>http://upload.wikimedia.org/wikipedia/fr/thumb/4/41/Brighton_%26_Hove_Albion_logo_2011.png/130px-Brighton_%26_Hove_Albion_logo_2011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Reading FC</text:p>
          </table:table-cell>
          <table:table-cell/>
          <table:table-cell office:value-type="string">
            <text:p>http://upload.wikimedia.org/wikipedia/fr/2/2b/Reading_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lackburn Rovers FC</text:p>
          </table:table-cell>
          <table:table-cell/>
          <table:table-cell office:value-type="string">
            <text:p>http://upload.wikimedia.org/wikipedia/fr/thumb/4/4e/Logo_Blackburn_Rovers.svg/langfr-130px-Logo_Blackburn_Rov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Ipswich Town FC</text:p>
          </table:table-cell>
          <table:table-cell/>
          <table:table-cell office:value-type="string">
            <text:p>http://upload.wikimedia.org/wikipedia/fr/thumb/4/43/Ipswich_Town.svg/langfr-130px-Ipswich_Town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AFC Bournemouth</text:p>
          </table:table-cell>
          <table:table-cell/>
          <table:table-cell office:value-type="string">
            <text:p>http://upload.wikimedia.org/wikipedia/fr/thumb/e/e2/BournemouthAFC.gif/130px-BournemouthA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Nottingham Forest FC</text:p>
          </table:table-cell>
          <table:table-cell/>
          <table:table-cell office:value-type="string">
            <text:p>http://upload.wikimedia.org/wikipedia/fr/thumb/d/d2/Nottingham_Forest_logo.svg/langfr-130px-Nottingham_Forest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iddlebrough</text:p>
          </table:table-cell>
          <table:table-cell office:value-type="string">
            <text:p>FC</text:p>
          </table:table-cell>
          <table:table-cell office:value-type="string">
            <text:p>http://upload.wikimedia.org/wikipedia/fr/thumb/3/3d/Logo_Middlesbrough.svg/langfr-130px-Logo_Middlesbrough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atford FC</text:p>
          </table:table-cell>
          <table:table-cell/>
          <table:table-cell office:value-type="string">
            <text:p>http://upload.wikimedia.org/wikipedia/fr/a/a2/Watfordfc.jp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olton Wanderers FC</text:p>
          </table:table-cell>
          <table:table-cell/>
          <table:table-cell office:value-type="string">
            <text:p>http://upload.wikimedia.org/wikipedia/fr/thumb/3/31/Bolton_wanderers.svg/langfr-130px-Bol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Leeds United AFC</text:p>
          </table:table-cell>
          <table:table-cell/>
          <table:table-cell office:value-type="string">
            <text:p>http://upload.wikimedia.org/wikipedia/fr/thumb/f/f4/Leeds_United_-_Logo.svg/langfr-130px-Leeds_United_-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Sheffield Wednesday FC</text:p>
          </table:table-cell>
          <table:table-cell/>
          <table:table-cell office:value-type="string">
            <text:p>http://upload.wikimedia.org/wikipedia/fr/thumb/a/a5/Sheffield_Wednesday.svg/langfr-130px-Sheffield_Wednesday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Huddersfield Town FC</text:p>
          </table:table-cell>
          <table:table-cell/>
          <table:table-cell office:value-type="string">
            <text:p>http://upload.wikimedia.org/wikipedia/fr/thumb/3/34/Huddersfield_town_fc.svg/langfr-130px-Huddersfield_town_f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Charlton Athletic FC</text:p>
          </table:table-cell>
          <table:table-cell/>
          <table:table-cell office:value-type="string">
            <text:p>http://upload.wikimedia.org/wikipedia/fr/thumb/5/5b/Charlton_Athletic.svg/langfr-130px-Charlton_Athletic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Millwall FC</text:p>
          </table:table-cell>
          <table:table-cell/>
          <table:table-cell office:value-type="string">
            <text:p>http://upload.wikimedia.org/wikipedia/en/thumb/7/71/Millwall_FC_logo.png/200px-Millwall_FC_logo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lackpool FC</text:p>
          </table:table-cell>
          <table:table-cell/>
          <table:table-cell office:value-type="string">
            <text:p>http://upload.wikimedia.org/wikipedia/fr/thumb/d/df/Blackpool_FC_logo.svg/langfr-130px-Blackpool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irmingham City FC</text:p>
          </table:table-cell>
          <table:table-cell/>
          <table:table-cell office:value-type="string">
            <text:p>http://upload.wikimedia.org/wikipedia/fr/thumb/6/68/Birmingham_City_FC_logo.svg/langfr-130px-Birmingham_City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Wolverhampton Wanderers FC</text:p>
          </table:table-cell>
          <table:table-cell/>
          <table:table-cell office:value-type="string">
            <text:p>http://upload.wikimedia.org/wikipedia/fr/thumb/f/fc/Wolverhampton_Wanderers.svg/langfr-130px-Wolverhampton_Wanderers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Brentford FC</text:p>
          </table:table-cell>
          <table:table-cell/>
          <table:table-cell office:value-type="string">
            <text:p>http://upload.wikimedia.org/wikipedia/fr/thumb/c/c9/Brentford_FC_logo.svg/langfr-130px-Brentford_FC_logo.svg.png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Rotherdam United FC</text:p>
          </table:table-cell>
          <table:table-cell/>
          <table:table-cell office:value-type="string">
            <text:p>http://upload.wikimedia.org/wikipedia/fr/5/5b/RotherhamUnitedFC.gif</text:p>
          </table:table-cell>
          <table:table-cell office:value-type="string">
            <text:p>SkyBet Championship</text:p>
          </table:table-cell>
          <table:table-cell office:value-type="string">
            <text:p>Angleterre</text:p>
          </table:table-cell>
        </table:table-row>
        <table:table-row table:style-name="ro1">
          <table:table-cell office:value-type="string">
            <text:p>UD Almeria</text:p>
          </table:table-cell>
          <table:table-cell/>
          <table:table-cell office:value-type="string">
            <text:p>http://upload.wikimedia.org/wikipedia/fr/thumb/8/8c/UD_Almer%C3%ADa.gif/130px-UD_Almer%C3%ADa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Athletic Bilbao</text:p>
          </table:table-cell>
          <table:table-cell/>
          <table:table-cell office:value-type="string">
            <text:p>http://upload.wikimedia.org/wikipedia/fr/thumb/0/08/Athletic_bilbao.png/130px-Athletic_bilba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lub Atletico Madrid</text:p>
          </table:table-cell>
          <table:table-cell/>
          <table:table-cell office:value-type="string">
            <text:p>http://upload.wikimedia.org/wikipedia/fr/thumb/c/c1/Atletico_Madrid_logo.svg/langfr-130px-Atletico_Madrid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FC Barcelone</text:p>
          </table:table-cell>
          <table:table-cell/>
          <table:table-cell office:value-type="string">
            <text:p>http://upload.wikimedia.org/wikipedia/fr/thumb/a/a1/Logo_FC_Barcelona.svg/langfr-130px-Logo_FC_Barcelona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elta Vigo</text:p>
          </table:table-cell>
          <table:table-cell/>
          <table:table-cell office:value-type="string">
            <text:p>http://upload.wikimedia.org/wikipedia/fr/thumb/a/a4/Logo_Celta_Vigo.png/130px-Logo_Celta_Vig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ordoba CF</text:p>
          </table:table-cell>
          <table:table-cell/>
          <table:table-cell office:value-type="string">
            <text:p>http://upload.wikimedia.org/wikipedia/fr/thumb/9/96/C%C3%B3rdoba_CF_logo.svg/langfr-130px-C%C3%B3rdoba_CF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Deportivo La Corogne</text:p>
          </table:table-cell>
          <table:table-cell/>
          <table:table-cell office:value-type="string">
            <text:p>http://upload.wikimedia.org/wikipedia/fr/thumb/b/b9/Deportivo_La_Coruna.svg/langfr-130px-Deportivo_La_Coruna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SD Eibar</text:p>
          </table:table-cell>
          <table:table-cell/>
          <table:table-cell office:value-type="string">
            <text:p>http://upload.wikimedia.org/wikipedia/fr/1/19/Sociedad_Deportiva_Eibar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Elche CF</text:p>
          </table:table-cell>
          <table:table-cell/>
          <table:table-cell office:value-type="string">
            <text:p>http://upload.wikimedia.org/wikipedia/fr/3/39/Elche_Club_de_F%C3%83%C2%BAtbol.gif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CD Espanyol de Barcelona</text:p>
          </table:table-cell>
          <table:table-cell/>
          <table:table-cell office:value-type="string">
            <text:p>http://upload.wikimedia.org/wikipedia/fr/thumb/a/a5/Rcd_espanyol_de_barcelona.png/130px-Rcd_espanyol_de_barcelona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Getafe CF</text:p>
          </table:table-cell>
          <table:table-cell/>
          <table:table-cell office:value-type="string">
            <text:p>http://upload.wikimedia.org/wikipedia/en/thumb/e/ef/Getafe_cf_200px.png/180px-Getafe_cf_200px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Granada CF</text:p>
          </table:table-cell>
          <table:table-cell/>
          <table:table-cell office:value-type="string">
            <text:p>http://upload.wikimedia.org/wikipedia/fr/4/4f/Logo-granada-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Levante UD</text:p>
          </table:table-cell>
          <table:table-cell/>
          <table:table-cell office:value-type="string">
            <text:p>http://upload.wikimedia.org/wikipedia/fr/thumb/9/9e/Logo_Levante_UD.png/130px-Logo_Levante_UD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Malaga CF</text:p>
          </table:table-cell>
          <table:table-cell/>
          <table:table-cell office:value-type="string">
            <text:p>http://upload.wikimedia.org/wikipedia/fr/thumb/9/99/Logo_Malaga_CF.png/130px-Logo_Malaga_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ayo Vallecano de Madrid</text:p>
          </table:table-cell>
          <table:table-cell/>
          <table:table-cell office:value-type="string">
            <text:p>http://upload.wikimedia.org/wikipedia/fr/thumb/4/4b/Rayo-Vallecano.png/130px-Rayo-Vallecano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Madrid CF</text:p>
          </table:table-cell>
          <table:table-cell/>
          <table:table-cell office:value-type="string">
            <text:p>http://upload.wikimedia.org/wikipedia/fr/thumb/c/c7/Logo_Real_Madrid.svg/langfr-130px-Logo_Real_Madrid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Sociedad</text:p>
          </table:table-cell>
          <table:table-cell/>
          <table:table-cell office:value-type="string">
            <text:p>http://upload.wikimedia.org/wikipedia/fr/3/33/Real_Sociedad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Seville FC</text:p>
          </table:table-cell>
          <table:table-cell/>
          <table:table-cell office:value-type="string">
            <text:p>http://upload.wikimedia.org/wikipedia/fr/thumb/0/04/Sevilla_FC_logo.jpg/130px-Sevilla_FC_logo.jp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Valencia FC</text:p>
          </table:table-cell>
          <table:table-cell/>
          <table:table-cell office:value-type="string">
            <text:p>http://upload.wikimedia.org/wikipedia/fr/thumb/9/97/ValenciaCF.png/130px-ValenciaCF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Villarreal CF</text:p>
          </table:table-cell>
          <table:table-cell/>
          <table:table-cell office:value-type="string">
            <text:p>http://upload.wikimedia.org/wikipedia/fr/thumb/7/70/Villarreal_CF_logo.svg/langfr-130px-Villarreal_CF_logo.svg.png</text:p>
          </table:table-cell>
          <table:table-cell office:value-type="string">
            <text:p>Liga BBVA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Deportivo Alaves</text:p>
          </table:table-cell>
          <table:table-cell/>
          <table:table-cell office:value-type="string">
            <text:p>http://upload.wikimedia.org/wikipedia/fr/thumb/2/2e/Deportivo_Alaves_logo.svg/langfr-130px-Deportivo_Alaves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Albacete Balompie</text:p>
          </table:table-cell>
          <table:table-cell/>
          <table:table-cell office:value-type="string">
            <text:p>http://upload.wikimedia.org/wikipedia/fr/thumb/d/de/Albacete_Balompi%C3%83%C2%A9.gif/130px-Albacete_Balompi%C3%83%C2%A9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AD Alcorcon</text:p>
          </table:table-cell>
          <table:table-cell/>
          <table:table-cell office:value-type="string">
            <text:p>http://upload.wikimedia.org/wikipedia/fr/thumb/2/28/AD_Alcorc%C3%B3n_logo.svg/langfr-130px-AD_Alcorc%C3%B3n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FC Barcelone B</text:p>
          </table:table-cell>
          <table:table-cell/>
          <table:table-cell office:value-type="string">
            <text:p>http://upload.wikimedia.org/wikipedia/fr/thumb/a/a1/Logo_FC_Barcelona.svg/langfr-130px-Logo_FC_Barcelon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Betis Balompie</text:p>
          </table:table-cell>
          <table:table-cell/>
          <table:table-cell office:value-type="string">
            <text:p>http://upload.wikimedia.org/wikipedia/fr/thumb/4/43/Real_Betis.svg/langfr-130px-Real_Betis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Girona FC</text:p>
          </table:table-cell>
          <table:table-cell/>
          <table:table-cell office:value-type="string">
            <text:p>http://upload.wikimedia.org/wikipedia/en/thumb/9/90/For_article_Girona_FC.svg/150px-For_article_Girona_FC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Sporting de Gijon</text:p>
          </table:table-cell>
          <table:table-cell/>
          <table:table-cell office:value-type="string">
            <text:p>http://upload.wikimedia.org/wikipedia/fr/thumb/b/bf/R_sporting_de_gijon.gif/130px-R_sporting_de_gijon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UD Las Palmas</text:p>
          </table:table-cell>
          <table:table-cell/>
          <table:table-cell office:value-type="string">
            <text:p>http://upload.wikimedia.org/wikipedia/fr/thumb/2/27/U_D_Las_Palmas.png/130px-U_D_Las_Palmas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Leganes</text:p>
          </table:table-cell>
          <table:table-cell/>
          <table:table-cell office:value-type="string">
            <text:p>http://upload.wikimedia.org/wikipedia/fr/thumb/a/a7/CD_Legan%C3%A9s.gif/130px-CD_Legan%C3%A9s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Unio Esportiva Llagostera</text:p>
          </table:table-cell>
          <table:table-cell/>
          <table:table-cell office:value-type="string">
            <text:p>http://upload.wikimedia.org/wikipedia/en/thumb/4/4a/UE_Llagostera.png/220px-UE_Llagostera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Lugo</text:p>
          </table:table-cell>
          <table:table-cell/>
          <table:table-cell office:value-type="string">
            <text:p>http://upload.wikimedia.org/wikipedia/fr/thumb/8/8c/CD_Lugo.png/130px-CD_Lugo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Mirandes</text:p>
          </table:table-cell>
          <table:table-cell/>
          <table:table-cell office:value-type="string">
            <text:p>http://upload.wikimedia.org/wikipedia/fr/thumb/8/85/CD_Mirand%C3%A9s.png/130px-CD_Mirand%C3%A9s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Numancia</text:p>
          </table:table-cell>
          <table:table-cell/>
          <table:table-cell office:value-type="string">
            <text:p>http://upload.wikimedia.org/wikipedia/fr/thumb/5/56/CD_Numancia.gif/130px-CD_Numancia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A Osasuna</text:p>
          </table:table-cell>
          <table:table-cell/>
          <table:table-cell office:value-type="string">
            <text:p>http://upload.wikimedia.org/wikipedia/fr/thumb/3/31/Logo_Osasuna.png/130px-Logo_Osasuna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SD Ponferradina</text:p>
          </table:table-cell>
          <table:table-cell/>
          <table:table-cell office:value-type="string">
            <text:p>http://upload.wikimedia.org/wikipedia/en/thumb/0/0b/SD_Ponferradina_logo.svg/150px-SD_Ponferradina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acing Santander</text:p>
          </table:table-cell>
          <table:table-cell/>
          <table:table-cell office:value-type="string">
            <text:p>http://upload.wikimedia.org/wikipedia/de/thumb/4/4c/Racing_Santander.svg/150px-Racing_Santander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creativo Huelva</text:p>
          </table:table-cell>
          <table:table-cell/>
          <table:table-cell office:value-type="string">
            <text:p>http://upload.wikimedia.org/wikipedia/en/thumb/f/ff/Recreativo_de_Huelva_Logo.svg/180px-Recreativo_de_Huelva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CD Majorque</text:p>
          </table:table-cell>
          <table:table-cell/>
          <table:table-cell office:value-type="string">
            <text:p>http://upload.wikimedia.org/wikipedia/de/thumb/e/e0/Rcd_mallorca.svg/120px-Rcd_mallorc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E Sabadell</text:p>
          </table:table-cell>
          <table:table-cell/>
          <table:table-cell office:value-type="string">
            <text:p>http://upload.wikimedia.org/wikipedia/en/thumb/7/77/CE_Sabadell_FC_logo.svg/180px-CE_Sabadell_FC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CD Tenerife</text:p>
          </table:table-cell>
          <table:table-cell/>
          <table:table-cell office:value-type="string">
            <text:p>http://upload.wikimedia.org/wikipedia/en/thumb/f/f9/CD_Tenerife_logo.svg/160px-CD_Tenerife_logo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Saragosse</text:p>
          </table:table-cell>
          <table:table-cell/>
          <table:table-cell office:value-type="string">
            <text:p>http://upload.wikimedia.org/wikipedia/de/thumb/8/8f/Real_zaragoza.svg/100px-Real_zaragoza.svg.png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Real Valladolid</text:p>
          </table:table-cell>
          <table:table-cell/>
          <table:table-cell office:value-type="string">
            <text:p>http://upload.wikimedia.org/wikipedia/fr/thumb/3/31/Real_Valladolid.gif/130px-Real_Valladolid.gif</text:p>
          </table:table-cell>
          <table:table-cell office:value-type="string">
            <text:p>Liga Adelante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Kaizer Chiefs FC</text:p>
          </table:table-cell>
          <table:table-cell/>
          <table:table-cell office:value-type="string">
            <text:p>http://upload.wikimedia.org/wikipedia/fr/thumb/c/ce/Kaiser_Chiefs_FC_-_Logo.png/130px-Kaiser_Chiefs_FC_-_Logo.png</text:p>
          </table:table-cell>
          <table:table-cell office:value-type="string">
            <text:p>Premier Soccer League</text:p>
          </table:table-cell>
          <table:table-cell office:value-type="string">
            <text:p>Afrique du Sud</text:p>
          </table:table-cell>
        </table:table-row>
        <table:table-row table:style-name="ro1">
          <table:table-cell office:value-type="string">
            <text:p>Orlando Pirates FC</text:p>
          </table:table-cell>
          <table:table-cell/>
          <table:table-cell office:value-type="string">
            <text:p>http://upload.wikimedia.org/wikipedia/fr/thumb/0/00/Orlando_Pirates.jpg/130px-Orlando_Pirates.jpg</text:p>
          </table:table-cell>
          <table:table-cell office:value-type="string">
            <text:p>Premier Soccer League</text:p>
          </table:table-cell>
          <table:table-cell office:value-type="string">
            <text:p>Afrique du Sud</text:p>
          </table:table-cell>
        </table:table-row>
        <table:table-row table:style-name="ro1">
          <table:table-cell office:value-type="string">
            <text:p>Olympiakos</text:p>
          </table:table-cell>
          <table:table-cell/>
          <table:table-cell office:value-type="string">
            <text:p>http://upload.wikimedia.org/wikipedia/fr/thumb/b/ba/Olympiakos-Piraeus.png/130px-Olympiakos-Piraeus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</table:table-row>
        <table:table-row table:style-name="ro1">
          <table:table-cell office:value-type="string">
            <text:p>Panathinaikos</text:p>
          </table:table-cell>
          <table:table-cell/>
          <table:table-cell office:value-type="string">
            <text:p>http://upload.wikimedia.org/wikipedia/fr/thumb/0/0a/Panathinaikos.png/130px-Panathinaikos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</table:table-row>
        <table:table-row table:style-name="ro1">
          <table:table-cell office:value-type="string">
            <text:p>PAOK Salonique</text:p>
          </table:table-cell>
          <table:table-cell/>
          <table:table-cell office:value-type="string">
            <text:p>http://upload.wikimedia.org/wikipedia/fr/thumb/8/8a/Logo_PAOK_Salonique.png/130px-Logo_PAOK_Salonique.png</text:p>
          </table:table-cell>
          <table:table-cell office:value-type="string">
            <text:p>Superleague Ellada</text:p>
          </table:table-cell>
          <table:table-cell office:value-type="string">
            <text:p>Grece</text:p>
          </table:table-cell>
        </table:table-row>
        <table:table-row table:style-name="ro1">
          <table:table-cell office:value-type="string">
            <text:p>FC Augsbourg</text:p>
          </table:table-cell>
          <table:table-cell/>
          <table:table-cell office:value-type="string">
            <text:p>http://upload.wikimedia.org/wikipedia/fr/thumb/f/fd/FC_Augsburg_-_Logo.svg/langfr-130px-FC_Augsburg_-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TSV Bayer 04 Leverkusen</text:p>
          </table:table-cell>
          <table:table-cell/>
          <table:table-cell office:value-type="string">
            <text:p>http://upload.wikimedia.org/wikipedia/fr/thumb/8/83/Bayer_leverkusen.png/130px-Bayer_leverkusen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Bayern Munich</text:p>
          </table:table-cell>
          <table:table-cell/>
          <table:table-cell office:value-type="string">
            <text:p>http://upload.wikimedia.org/wikipedia/commons/thumb/c/c5/Logo_FC_Bayern_M%C3%BCnchen.svg/langfr-130px-Logo_FC_Bayern_M%C3%BCnchen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BV 09 Borussia Dortmund</text:p>
          </table:table-cell>
          <table:table-cell/>
          <table:table-cell office:value-type="string">
            <text:p>http://upload.wikimedia.org/wikipedia/commons/thumb/6/67/Borussia_Dortmund_logo.svg/langfr-130px-Borussia_Dortmund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Borussia Monchengladbach</text:p>
          </table:table-cell>
          <table:table-cell/>
          <table:table-cell office:value-type="string">
            <text:p>http://upload.wikimedia.org/wikipedia/fr/thumb/d/db/Vfl_borussia_monchengladbach.gif/130px-Vfl_borussia_monchengladbach.gif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1. FC Cologne</text:p>
          </table:table-cell>
          <table:table-cell/>
          <table:table-cell office:value-type="string">
            <text:p>http://upload.wikimedia.org/wikipedia/fr/thumb/7/71/Fc_cologne.png/130px-Fc_cologne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Hambourg SV</text:p>
          </table:table-cell>
          <table:table-cell/>
          <table:table-cell office:value-type="string">
            <text:p>http://upload.wikimedia.org/wikipedia/fr/thumb/b/b9/Hambourg_sv.PNG/130px-Hambourg_sv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Eintracht Francfort</text:p>
          </table:table-cell>
          <table:table-cell/>
          <table:table-cell office:value-type="string">
            <text:p>http://upload.wikimedia.org/wikipedia/commons/thumb/0/04/Eintracht_Frankfurt_Logo.svg/langfr-130px-Eintracht_Frankfurt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SC Fribourg</text:p>
          </table:table-cell>
          <table:table-cell/>
          <table:table-cell office:value-type="string">
            <text:p>http://upload.wikimedia.org/wikipedia/fr/thumb/7/7b/SC_Freiburg.png/130px-SC_Freibur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2">
          <table:table-cell office:value-type="string">
            <text:p>Hanovre 96</text:p>
          </table:table-cell>
          <table:table-cell/>
          <table:table-cell office:value-type="string">
            <text:p>http://upload.wikimedia.org/wikipedia/fr/thumb/c/cd/Hannover_96_Logo.svg/langfr-130px-Hannover_96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Hertha BSC Berlin</text:p>
          </table:table-cell>
          <table:table-cell/>
          <table:table-cell office:value-type="string">
            <text:p>http://upload.wikimedia.org/wikipedia/fr/thumb/c/c7/Hertha_BSC_Berlin_-_Logo.png/130px-Hertha_BSC_Berlin_-_Logo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TSG 1899 Hoffenheim</text:p>
          </table:table-cell>
          <table:table-cell/>
          <table:table-cell office:value-type="string">
            <text:p>http://upload.wikimedia.org/wikipedia/fr/thumb/e/e7/Logo_TSG_Hoffenheim.svg/langfr-130px-Logo_TSG_Hoffenheim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1. FSV Mayence 05</text:p>
          </table:table-cell>
          <table:table-cell/>
          <table:table-cell office:value-type="string">
            <text:p>http://upload.wikimedia.org/wikipedia/de/thumb/0/0b/FSV_Mainz_05_Logo.svg/150px-FSV_Mainz_05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SC Paderborn 07</text:p>
          </table:table-cell>
          <table:table-cell/>
          <table:table-cell office:value-type="string">
            <text:p>http://upload.wikimedia.org/wikipedia/commons/thumb/e/e3/SC_Paderborn_07_Logo.svg/170px-SC_Paderborn_07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FC Schalke 04</text:p>
          </table:table-cell>
          <table:table-cell/>
          <table:table-cell office:value-type="string">
            <text:p>http://upload.wikimedia.org/wikipedia/commons/thumb/9/97/FC_Schalke_04_Logo.png/130px-FC_Schalke_04_Logo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VfB Stuttgart</text:p>
          </table:table-cell>
          <table:table-cell/>
          <table:table-cell office:value-type="string">
            <text:p>http://upload.wikimedia.org/wikipedia/commons/thumb/e/eb/VfB_Stuttgart_1893_Logo.svg/langfr-130px-VfB_Stuttgart_1893_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Werder Breme</text:p>
          </table:table-cell>
          <table:table-cell/>
          <table:table-cell office:value-type="string">
            <text:p>http://upload.wikimedia.org/wikipedia/commons/thumb/b/be/SV-Werder-Bremen-Logo.svg/langfr-130px-SV-Werder-Bremen-Logo.sv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VfL Wolfsbourg</text:p>
          </table:table-cell>
          <table:table-cell/>
          <table:table-cell office:value-type="string">
            <text:p>http://upload.wikimedia.org/wikipedia/fr/thumb/4/42/VfL_wolfsburg.png/130px-VfL_wolfsburg.png</text:p>
          </table:table-cell>
          <table:table-cell office:value-type="string">
            <text:p>Bundesliga</text:p>
          </table:table-cell>
          <table:table-cell office:value-type="string">
            <text:p>Allemagn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7/10/2014</text:date>, <text:time>18:2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09-26T18:08:21.74</meta:creation-date>
    <dc:date>2014-10-27T18:20:00.98</dc:date>
    <dc:creator>Max Boss</dc:creator>
    <meta:editing-duration>PT2H4M8S</meta:editing-duration>
    <meta:editing-cycles>8</meta:editing-cycles>
    <meta:generator>OpenOffice.org/3.3$Win32 OpenOffice.org_project/330m20$Build-9567</meta:generator>
    <meta:document-statistic meta:table-count="3" meta:cell-count="642" meta:object-count="0"/>
  </office:meta>
</office:document-meta>
</file>